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ProxyFactoryBean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BeanProxyFactoryBean.setProxyInterface( Class &lt; ? &gt; proxy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Proxy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Prox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